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oday's date:</text:p>
      <text:p text:style-name="Text_20_body">What tools have you we worked with so far in this class?</text:p>
      <text:p text:style-name="Text_20_body">Which have you found most potentially useful?</text:p>
      <text:p text:style-name="Text_20_body">Why?</text:p>
      <text:p text:style-name="Text_20_body">What tools have been the most difficult to learn?</text:p>
      <text:p text:style-name="Text_20_body">Why have they been particularly difficult to learn and use?</text:p>
      <text:p text:style-name="Text_20_body">What tools would you like to learn more about?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